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Table_20_Contents">
      <style:text-properties officeooo:rsid="000d303c" officeooo:paragraph-rsid="000d303c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054f1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33412923456" text:id="ct1403334129234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33412923744" text:id="ct140333412923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412923952" text:id="ct140333412923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412924160" text:id="ct1403334129241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33412925936" text:id="ct14033341292593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33412918464" text:id="ct1403334129184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33412923456"/><text:change-start text:change-id="ct140333412923744"/>Adopt<text:change-end text:change-id="ct140333412923744"/>ed<text:change-start text:change-id="ct140333412923952"/> as a <text:change-end text:change-id="ct140333412923952"/>NMRA <text:change-start text:change-id="ct140333412924160"/>Standard<text:change-end text:change-id="ct140333412924160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33412925936"/><text:change-start text:change-id="ct140333412918464"/>Version History<text:change-end text:change-id="ct1403334129184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8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7:07:25.60002931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5M7S</meta:editing-duration>
    <meta:generator>LibreOffice/4.4.0.3$MacOSX_X86_64 LibreOffice_project/de093506bcdc5fafd9023ee680b8c60e3e0645d7</meta:generator>
    <dc:date>2016-02-08T17:07:25.516671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90" meta:character-count="573" meta:non-whitespace-character-count="492"/>
  </office:meta>
</office:document-meta>
</file>